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P-95C operations, based on the owner's manual</text:p>
          </table:table-cell>
          <table:table-cell/>
        </table:table-row>
        <table:table-row table:style-name="ro1">
          <table:table-cell office:value-type="string" calcext:value-type="string">
            <text:p>Eric Smith</text:p>
          </table:table-cell>
          <table:table-cell/>
        </table:table-row>
        <table:table-row table:style-name="ro1">
          <table:table-cell office:value-type="string" calcext:value-type="string">
            <text:p>Copyright 2022-2024</text:p>
          </table:table-cell>
          <table:table-cell/>
        </table:table-row>
        <table:table-row table:style-name="ro1">
          <table:table-cell office:value-type="string" calcext:value-type="string">
            <text:p>SPDX-license-identifier: CC-BY-NC-SA-4.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24-10-12" calcext:value-type="date">
            <text:p>2024-10-12</text:p>
          </table:table-cell>
          <table:table-cell office:value-type="string" calcext:value-type="string">
            <text:p>corrections from Teenix, and other corrections</text:p>
          </table:table-cell>
        </table:table-row>
        <table:table-row table:style-name="ro1">
          <table:table-cell table:style-name="ce1" office:value-type="date" office:date-value="2024-10-11" calcext:value-type="date">
            <text:p>2024-10-11</text:p>
          </table:table-cell>
          <table:table-cell office:value-type="string" calcext:value-type="string">
            <text:p>minor updates and corrections</text:p>
          </table:table-cell>
        </table:table-row>
        <table:table-row table:style-name="ro1">
          <table:table-cell table:style-name="ce1" office:value-type="date" office:date-value="2022-10-10" calcext:value-type="date">
            <text:p>2022-10-10</text:p>
          </table:table-cell>
          <table:table-cell office:value-type="string" calcext:value-type="string">
            <text:p>initially created</text:p>
          </table:table-cell>
        </table:table-row>
        <table:table-row table:style-name="ro1" table:number-rows-repeated="2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Programmable opera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of codes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R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S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, SIN-1, COS, COS-1, TAN, TAN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G, RAD, GR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-,*,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Z,IS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0-9, SCI0-9, ENG0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^x,ln,10^x,l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C, I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SB 0-9, A-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O A-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MP A-D 0-9 (also encodes GTO 0-9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&gt;H.MS, -&gt;H, HMS+, HMS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BL 0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, S, mean, lin 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&gt;P, -&gt;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%, Delta%, %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SE, R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N, RU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NT REG, PRINT Σ, PRINT space, PRINT STACK, PRINT 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L 0-9, .0-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RCL] I, RCL 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L Σ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Σ+, Σ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rt, x^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O +/-/*/div 0-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 0-9, .0-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 I, STO 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=0, etc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&lt;&gt;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^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14:.A57])" office:value-type="float" office:value="256" calcext:value-type="float">
            <text:p>256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n-programmable opera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R A,B,C,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A, B, C, 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TO . 0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O . A-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emory registers, 56-bits eac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0.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.0 through R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turn stack &amp; current program/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, C, and D start pointers and D end point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grams (up to 200 step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76:.A81])" office:value-type="float" office:value="48" calcext:value-type="float">
            <text:p>48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ctual hardware memory registers (outside AC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85]-[.A83]" office:value-type="float" office:value="0" calcext:value-type="float">
            <text:p>0</text:p>
          </table:table-cell>
          <table:table-cell office:value-type="string" calcext:value-type="string">
            <text:p>currently unaccounted f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ur digits (16 bits) are left over from the left over from the return stack</text:p>
          </table:table-cell>
          <table:table-cell/>
        </table:table-row>
        <table:table-row table:style-name="ro1">
          <table:table-cell office:value-type="string" calcext:value-type="string">
            <text:p>and program pointer registers for miscellaneous flags such as angle mode and display m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x digits (24 bits) may be left over from the first (most likely) or last program regis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ck lift disable is probably kept in one of the ACT status bi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played digit count might be kept in the ACT's F regis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2:14:01.673169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7:15.847247707</meta:creation-date>
    <dc:date>2024-10-12T12:17:05.904631413</dc:date>
    <meta:editing-duration>PT1H4M46S</meta:editing-duration>
    <meta:editing-cycles>14</meta:editing-cycles>
    <meta:generator>LibreOffice/24.2.6.2$Linux_X86_64 LibreOffice_project/420$Build-2</meta:generator>
    <meta:document-statistic meta:table-count="1" meta:cell-count="142" meta:object-count="0"/>
  </office:meta>
</office:document-meta>
</file>